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  <style:paragraph-properties style:writing-mode="lr-tb"/>
      <style:text-properties fo:font-size="3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Introduction to Tailscale</text:p>
            <text:p>CUCUG</text:p>
            <text:p/>
            <text:p>Quentin Barnes</text:p>
            <text:p>7/22/2022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presentation:style-name="pr3" draw:text-style-name="P2" draw:layer="layout" svg:width="25.199cm" svg:height="2.629cm" svg:x="1.4cm" svg:y="0.628cm" presentation:class="title">
          <draw:text-box>
            <text:p>Tailscale: What is it?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Secure networking service</text:p>
              </text:list-item>
              <text:list-item>
                <text:p>Free (no cost) for personal users (&lt;= 20 nodes)</text:p>
              </text:list-item>
              <text:list-item>
                <text:p>Supported on Windows, MacOS, iOS, Android, and Linux</text:p>
              </text:list-item>
              <text:list-item>
                <text:p>Makes configuring and using simple</text:p>
              </text:list-item>
              <text:list-item>
                <text:p text:style-name="P3">Designed to punch through firewalls, go around NATs</text:p>
              </text:list-item>
              <text:list-item>
                <text:p text:style-name="P3">Built on Wireguard technology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Easy, Free, Do-It-Yourself VPN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reate an login on <text:a xlink:href="https://tailscale.com/" xlink:type="simple">https://tailscale.com</text:a></text:p>
                <text:list>
                  <text:list-item>
                    <text:p>Needs a Single Sign-On (SSO) account like Google, Microsoft, Okta, GitHub, etc.</text:p>
                  </text:list-item>
                </text:list>
              </text:list-item>
              <text:list-item>
                <text:p>Download and install the Tailscale software</text:p>
              </text:list-item>
              <text:list-item>
                <text:p>Register machines to your network</text:p>
              </text:list-item>
              <text:list-item>
                <text:p>Surf!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Really? <text:s/>That easy?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Well… yes and no</text:p>
              </text:list-item>
              <text:list-item>
                <text:p>“What kind of network do you want” has to be asked</text:p>
              </text:list-item>
              <text:list-item>
                <text:p>Routing all traffic for some or all of your nodes?</text:p>
                <text:list>
                  <text:list-item>
                    <text:p>Exit nodes</text:p>
                  </text:list-item>
                </text:list>
              </text:list-item>
              <text:list-item>
                <text:p>Routing some traffic to machines on local network?</text:p>
                <text:list>
                  <text:list-item>
                    <text:p>Subnet rou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Use Cases for Tailscale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Secure your WiFi traffic from prying eyes</text:p>
                <text:list>
                  <text:list-item>
                    <text:p>Hotels, public libraries, coffee shops</text:p>
                  </text:list-item>
                </text:list>
              </text:list-item>
              <text:list-item>
                <text:p>Tech support for friends/family</text:p>
                <text:list>
                  <text:list-item>
                    <text:p>After setup, won’t know or care that it’s there</text:p>
                  </text:list-item>
                </text:list>
              </text:list-item>
              <text:list-item>
                <text:p>Sharing resources with friends/family</text:p>
                <text:list>
                  <text:list-item>
                    <text:p>Tailscale feature of node sha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Nice, but What about the Flip Side?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oes take some network topology understanding to robustly configure (exit nodes, subnet routers)</text:p>
              </text:list-item>
              <text:list-item>
                <text:p>Only usable on supported OSes</text:p>
                <text:list>
                  <text:list-item>
                    <text:p>Can still access unsupported devices via subnet routers</text:p>
                    <text:list>
                      <text:list-item>
                        <text:p>Printers, WiFi routers, IoT gadgets</text:p>
                      </text:list-item>
                    </text:list>
                  </text:list-item>
                  <text:list-item>
                    <text:p>Unsupported devices don’t count against 20 node free limit</text:p>
                  </text:list-item>
                </text:list>
              </text:list-item>
              <text:list-item>
                <text:p>Network Throughput Performance Drop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Performance Drop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3">Performance hit only for traffic routed over your Tailscale network</text:p>
              </text:list-item>
              <text:list-item>
                <text:p>Drop depends on network bandwidth and saturation and CPU speeds</text:p>
                <text:list>
                  <text:list-item>
                    <text:p>The more data you’re pushing, the more CPU is needed to encrypt/decrypt</text:p>
                  </text:list-item>
                </text:list>
              </text:list-item>
              <text:list-item>
                <text:p><text:span text:style-name="T1">I measured drops </text:span>on my network anywhere from 0% to 94%</text:p>
                <text:list>
                  <text:list-item>
                    <text:p>In general, about 0%-10% with around 50% for Gigabit bulk file transfers</text:p>
                  </text:list-item>
                  <text:list-item>
                    <text:p>For worst case 94%, Gigabit wired Ethernet, saturated bidirectionally, between a high end desktop and a Raspberry 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Some Misc Feature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MagicDNS</text:p>
              </text:list-item>
              <text:list-item>
                <text:p text:style-name="P2">Access Control List (ACL) tags</text:p>
              </text:list-item>
              <text:list-item>
                <text:p text:style-name="P2">Taildrop (copy files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text-style-name="P5" draw:layer="layout" svg:width="25.199cm" svg:height="12.19cm" svg:x="1.4cm" svg:y="0.628cm" presentation:class="subtitle">
          <draw:text-box>
            <text:p><text:span text:style-name="T2">Demo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9T19:24:16.577985755</meta:creation-date>
    <meta:generator>LibreOffice/7.3.4.2$Linux_X86_64 LibreOffice_project/30$Build-2</meta:generator>
    <dc:date>2022-07-22T09:23:58.521384507</dc:date>
    <meta:editing-duration>PT2H1M31S</meta:editing-duration>
    <meta:editing-cycles>21</meta:editing-cycles>
    <meta:document-statistic meta:object-count="55"/>
  </office:meta>
</office:document-meta>
</file>